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ext_20_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 style:list-style-name="L1">
      <style:text-properties fo:font-style="normal" fo:font-weight="normal" officeooo:rsid="00046135" officeooo:paragraph-rsid="00046135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>
      <style:text-properties fo:font-style="normal" fo:font-weight="normal" officeooo:rsid="0004ee9c" officeooo:paragraph-rsid="0004ee9c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4ee9c" style:font-style-asian="italic" style:font-style-complex="italic"/>
    </style:style>
    <style:style style:name="T3" style:family="text">
      <style:text-properties officeooo:rsid="00040e08"/>
    </style:style>
    <style:style style:name="T4" style:family="text">
      <style:text-properties officeooo:rsid="00046135"/>
    </style:style>
    <style:style style:name="T5" style:family="text">
      <style:text-properties officeooo:rsid="0004ee9c"/>
    </style:style>
    <style:style style:name="T6" style:family="text">
      <style:text-properties officeooo:rsid="00059b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2 : Contrôleurs et séquencement de requêtes</text:h>
      <text:p text:style-name="Standard"/>
      <text:p text:style-name="P1">Dans ce TP, nous voulons simuler 2 scénarios distincts correspondant à 2 groupes d'unités distincts : </text:p>
      <text:p text:style-name="P2"/>
      <text:p text:style-name="P4">Scénario <text:span text:style-name="T4">Rest</text:span> </text:p>
      <text:list xml:id="list2549677858" text:style-name="L1">
        <text:list-item>
          <text:p text:style-name="P6">Appel de la ressource affichant tous les produits</text:p>
        </text:list-item>
        <text:list-item>
          <text:p text:style-name="P7">Appel de la ressource affichant tous les produits du fournisseur avec l’ID 1</text:p>
        </text:list-item>
        <text:list-item>
          <text:p text:style-name="P7">Pour 20 % des threads, Ajout d’un produit dans la base avec comme fournisseur l’ID 1</text:p>
          <text:p text:style-name="P8"/>
        </text:list-item>
      </text:list>
      <text:p text:style-name="P4">Scénario <text:span text:style-name="T4">Web</text:span></text:p>
      <text:list xml:id="list1653883663" text:style-name="L2">
        <text:list-item>
          <text:p text:style-name="P5">Tous les <text:span text:style-name="T4">utilisateurs</text:span> commencent par la page d'accueil, <text:span text:style-name="T5">ils n’y accèdent qu’une seule fois</text:span></text:p>
        </text:list-item>
        <text:list-item>
          <text:p text:style-name="P5">Certains internautes <text:span text:style-name="T5">sont chargés des fournisseurs </text:span><text:s/><text:line-break/>Ils accèdent à la <text:span text:style-name="T5">liste des fournisseurs puis choisissent d’éditer un fournisseur choisi au hasard parmi 3 et ils reviennent ensuite à la liste des fournisseurs</text:span></text:p>
        </text:list-item>
        <text:list-item>
          <text:p text:style-name="P5">D'autres internautes <text:span text:style-name="T5">sont chargés des produits</text:span> </text:p>
          <text:p text:style-name="P5">Ils accèdent à la <text:span text:style-name="T5">liste des produits, filtre la liste avec un fournisseur</text:span> puis<text:span text:style-name="T1"> </text:span><text:span text:style-name="T5">accède au détail d’un produit, modifie le prix et revienne à la liste des produits</text:span></text:p>
        </text:list-item>
      </text:list>
      <text:p text:style-name="P3"/>
      <text:p text:style-name="P3">Construire le plan de test simulant les 2 scénarios et utiliser un récepteur tableau de résultat pour vérifier la séquence des requêtes</text:p>
      <text:p text:style-name="P3">Utiliser un arbre de résultat pour vérifier les réponses HTML <text:span text:style-name="T6">et JSON</text:span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4-01T10:22:05.041594327</dc:date>
    <meta:editing-duration>PT22H33M52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85" meta:character-count="1109" meta:non-whitespace-character-count="938"/>
  </office:meta>
</office:document-meta>
</file>